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0cc" officeooo:paragraph-rsid="001b80cc"/>
    </style:style>
    <style:style style:name="P2" style:family="paragraph" style:parent-style-name="Standard">
      <style:text-properties officeooo:rsid="001c008e" officeooo:paragraph-rsid="001c008e"/>
    </style:style>
    <style:style style:name="P3" style:family="paragraph" style:parent-style-name="Standard">
      <style:text-properties officeooo:rsid="001b80cc" officeooo:paragraph-rsid="001b80cc"/>
    </style:style>
    <style:style style:name="P4" style:family="paragraph" style:parent-style-name="Standard">
      <style:text-properties officeooo:rsid="001cd1f5" officeooo:paragraph-rsid="001cd1f5"/>
    </style:style>
    <style:style style:name="P5" style:family="paragraph" style:parent-style-name="Standard">
      <style:text-properties officeooo:rsid="001ea8bb" officeooo:paragraph-rsid="001ea8bb"/>
    </style:style>
    <style:style style:name="P6" style:family="paragraph" style:parent-style-name="Standard">
      <style:text-properties officeooo:rsid="001fdf35" officeooo:paragraph-rsid="001fdf35"/>
    </style:style>
    <style:style style:name="P7" style:family="paragraph" style:parent-style-name="Standard">
      <style:text-properties officeooo:rsid="002031c0" officeooo:paragraph-rsid="002031c0"/>
    </style:style>
    <style:style style:name="P8" style:family="paragraph" style:parent-style-name="Standard">
      <style:text-properties style:text-underline-style="solid" style:text-underline-width="auto" style:text-underline-color="font-color" officeooo:rsid="001cd1f5" officeooo:paragraph-rsid="001cd1f5"/>
    </style:style>
    <style:style style:name="P9" style:family="paragraph" style:parent-style-name="Standard">
      <style:text-properties officeooo:rsid="0020709d" officeooo:paragraph-rsid="0020709d"/>
    </style:style>
    <style:style style:name="P10" style:family="paragraph" style:parent-style-name="Standard">
      <style:text-properties officeooo:rsid="0022565a" officeooo:paragraph-rsid="0022565a"/>
    </style:style>
    <style:style style:name="P11" style:family="paragraph" style:parent-style-name="Standard">
      <style:text-properties officeooo:rsid="00240f45" officeooo:paragraph-rsid="00240f45"/>
    </style:style>
    <style:style style:name="P12" style:family="paragraph" style:parent-style-name="Standard">
      <style:text-properties officeooo:rsid="0024f75a" officeooo:paragraph-rsid="0024f75a"/>
    </style:style>
    <style:style style:name="P13" style:family="paragraph" style:parent-style-name="Standard">
      <style:text-properties officeooo:rsid="0026d989" officeooo:paragraph-rsid="0026d989"/>
    </style:style>
    <style:style style:name="P14" style:family="paragraph" style:parent-style-name="Standard">
      <style:text-properties officeooo:rsid="0028c45f" officeooo:paragraph-rsid="0028c45f"/>
    </style:style>
    <style:style style:name="P15" style:family="paragraph" style:parent-style-name="Standard">
      <style:text-properties officeooo:rsid="002a38d7" officeooo:paragraph-rsid="002d0722"/>
    </style:style>
    <style:style style:name="P16" style:family="paragraph" style:parent-style-name="Standard">
      <style:text-properties officeooo:rsid="002d0722" officeooo:paragraph-rsid="002d0722"/>
    </style:style>
    <style:style style:name="P17" style:family="paragraph" style:parent-style-name="Standard">
      <style:text-properties officeooo:rsid="002d76c8" officeooo:paragraph-rsid="002d76c8"/>
    </style:style>
    <style:style style:name="P18" style:family="paragraph" style:parent-style-name="Standard">
      <style:text-properties officeooo:rsid="002e8b5d" officeooo:paragraph-rsid="002e8b5d"/>
    </style:style>
    <style:style style:name="P19" style:family="paragraph" style:parent-style-name="Standard">
      <style:text-properties officeooo:rsid="00300627" officeooo:paragraph-rsid="00300627"/>
    </style:style>
    <style:style style:name="P20" style:family="paragraph" style:parent-style-name="Standard">
      <style:text-properties officeooo:rsid="00318168" officeooo:paragraph-rsid="00318168"/>
    </style:style>
    <style:style style:name="P21" style:family="paragraph" style:parent-style-name="Standard">
      <style:text-properties officeooo:paragraph-rsid="00318168"/>
    </style:style>
    <style:style style:name="P22" style:family="paragraph" style:parent-style-name="Standard">
      <style:text-properties officeooo:rsid="00323d17" officeooo:paragraph-rsid="00323d17"/>
    </style:style>
    <style:style style:name="P23" style:family="paragraph" style:parent-style-name="Standard">
      <style:text-properties officeooo:paragraph-rsid="00323d17"/>
    </style:style>
    <style:style style:name="P24" style:family="paragraph" style:parent-style-name="Standard">
      <style:text-properties officeooo:rsid="0033a9e1" officeooo:paragraph-rsid="0033a9e1"/>
    </style:style>
    <style:style style:name="P25" style:family="paragraph" style:parent-style-name="Standard">
      <style:text-properties officeooo:rsid="0034fa65" officeooo:paragraph-rsid="0034fa65"/>
    </style:style>
    <style:style style:name="P26" style:family="paragraph" style:parent-style-name="Text_20_body" style:list-style-name="L1"/>
    <style:style style:name="P27" style:family="paragraph" style:parent-style-name="Text_20_body">
      <style:text-properties officeooo:rsid="00300627" officeooo:paragraph-rsid="00300627"/>
    </style:style>
    <style:style style:name="T1" style:family="text">
      <style:text-properties officeooo:rsid="001fdf35"/>
    </style:style>
    <style:style style:name="T2" style:family="text">
      <style:text-properties officeooo:rsid="00240f45"/>
    </style:style>
    <style:style style:name="T3" style:family="text">
      <style:text-properties officeooo:rsid="0024bde5"/>
    </style:style>
    <style:style style:name="T4" style:family="text">
      <style:text-properties officeooo:rsid="002c07d3"/>
    </style:style>
    <style:style style:name="T5" style:family="text">
      <style:text-properties officeooo:rsid="002d0722"/>
    </style:style>
    <style:style style:name="T6" style:family="text">
      <style:text-properties officeooo:rsid="002d76c8"/>
    </style:style>
    <style:style style:name="T7" style:family="text">
      <style:text-properties officeooo:rsid="00318168"/>
    </style:style>
    <style:style style:name="T8" style:family="text">
      <style:text-properties officeooo:rsid="00323d17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tes from Week2 - day 2</text:p>
      <text:p text:style-name="P5">HTTP transfers the information – core hyperlinks (request and response)</text:p>
      <text:p text:style-name="P5">curl in command line can bring up all the html in command line</text:p>
      <text:p text:style-name="P6">Day2-slide7</text:p>
      <text:p text:style-name="P5">HTTP verbs – GET(<text:span text:style-name="T1">asking for a webpage - </text:span>client to server), POST, PUT, DELETE</text:p>
      <text:p text:style-name="P5"/>
      <text:p text:style-name="P5">cached – retrieved text and can be saved (catched) in local machine (maybe like 30 seconds)</text:p>
      <text:p text:style-name="P5"/>
      <text:p text:style-name="P6">slide 8</text:p>
      <text:p text:style-name="P6">request is on top <text:s text:c="6"/>when <text:s text:c="4"/>you put the address</text:p>
      <text:p text:style-name="P6">response on top – slide 9 – you can get this from somewhere to show???-last updated</text:p>
      <text:p text:style-name="P6"/>
      <text:p text:style-name="P6">password eg saves in browser – saves automically </text:p>
      <text:p text:style-name="P6">POST – database when you have a login – GET after to come back with page</text:p>
      <text:p text:style-name="P6"/>
      <text:p text:style-name="P6">slide 11</text:p>
      <text:p text:style-name="P6">300 – redirect to a new page john.com <text:s/>to john.com/new</text:p>
      <text:p text:style-name="P6">403 – local ip e.g ironhack area outside no</text:p>
      <text:p text:style-name="P7"/>
      <text:p text:style-name="P7">script requesting password </text:p>
      <text:p text:style-name="P7"/>
      <text:p text:style-name="P7">stateless – nothing is saved</text:p>
      <text:p text:style-name="P7">cookies – take cookies if its still open – you could</text:p>
      <text:p text:style-name="P7">cookies – (slide 15)</text:p>
      <text:p text:style-name="P7">cookies can be have a unique mechanism so that they wont work on another persons PC</text:p>
      <text:p text:style-name="P7"/>
      <text:p text:style-name="P7">pop tress(tls), ftp – moving info to a local server (but its not secure so you can see what is moving) <text:s text:c="3"/></text:p>
      <text:p text:style-name="P7">Need to know how they work i.e. the words. </text:p>
      <text:p text:style-name="P1"/>
      <text:p text:style-name="P1"/>
      <text:p text:style-name="P7">Sinatra – Framework to create websites (but simpler) also a gem - </text:p>
      <text:p text:style-name="P9">cat - cat gemgile– Command line command – to see what is inside file</text:p>
      <text:p text:style-name="P1"/>
      <text:p text:style-name="P9">server required.</text:p>
      <text:p text:style-name="P9">Ports – 465 – e.g. secure email for example</text:p>
      <text:p text:style-name="P9">ftp- port 21 - </text:p>
      <text:p text:style-name="P9">80 - standard port (dont write everytime) -Sinatra choses port automatically but you can configure it.</text:p>
      <text:p text:style-name="P10">Port example – connect projectors, arduino, infinite loop, </text:p>
      <text:p text:style-name="P10"/>
      <text:p text:style-name="P10">stop sinatra <text:s/>– control C</text:p>
      <text:p text:style-name="P10">killall -9 ruby <text:s text:c="2"/>- <text:span text:style-name="T2">kill all instances</text:span></text:p>
      <text:p text:style-name="P10"/>
      <text:p text:style-name="P11">ifconfig</text:p>
      <text:p text:style-name="P11"><text:a xlink:type="simple" xlink:href="http://192.168.64.64:8888/" text:style-name="Internet_20_link" text:visited-style-name="Visited_20_Internet_20_Link">http://192.168.64.64:8888/</text:a> <text:s/>- accessing Albertos computer, after refresh security enable access denied</text:p>
      <text:p text:style-name="P11"><text:a xlink:type="simple" xlink:href="http://www.sinatra.com/contrib/reloader" text:style-name="Internet_20_link" text:visited-style-name="Visited_20_Internet_20_Link">www.sinatra.com/contrib/reloader</text:a> – This is a gem which allows us to see page without shut off sinatra</text:p>
      <text:p text:style-name="P11">refer to server.rb <text:s text:c="2"/>// <text:span text:style-name="T3">Just have to run the file in command line server.rb</text:span></text:p>
      <text:p text:style-name="P11">need the gems – sinatra</text:p>
      <text:p text:style-name="P11"/>
      <text:p text:style-name="P12">views – seperate files with HTML files</text:p>
      <text:p text:style-name="P13"><text:soft-page-break/>new folder for views - </text:p>
      <text:p text:style-name="P13">slide 13 – erb embedded ruby </text:p>
      <text:p text:style-name="P13">call/pair – refer to line 12</text:p>
      <text:p text:style-name="P13"><text:tab/>erb(:author) </text:p>
      <text:p text:style-name="P13">– 2.name of view(in view folder)</text:p>
      <text:p text:style-name="P14">tip – dynamic webpages – This is used monday?,tuesday? Shows output and can </text:p>
      <text:p text:style-name="P14"/>
      <text:p text:style-name="P14">if you want to display an output of a condition use = refer to author.erb </text:p>
      <text:p text:style-name="P14">&lt;%= Date.today %&gt;</text:p>
      <text:p text:style-name="P14"/>
      <text:p text:style-name="P15">see server.rb file <text:span text:style-name="T4">for defining URL,Path and View</text:span></text:p>
      <text:p text:style-name="P15"><text:span text:style-name="T5">TIP – DONT PUT CODE IN THE VIEW PUT CODE IN THE <text:s/>SERVER/CONTROLLER</text:span></text:p>
      <text:p text:style-name="P16">VIEW JUST DISPLAYS <text:span text:style-name="T6">(IF/ESLE OK!!!)</text:span></text:p>
      <text:p text:style-name="P16"/>
      <text:p text:style-name="P17">You dont need to hardcode a list – you can do a loop</text:p>
      <text:p text:style-name="P17"/>
      <text:p text:style-name="P18">Dynamic – slide 40</text:p>
      <text:p text:style-name="P18">user name embedded in the code</text:p>
      <text:p text:style-name="P18">URL parameter </text:p>
      <text:p text:style-name="P18"/>
      <text:p text:style-name="P22">Test codes:</text:p>
      <text:p text:style-name="P22">codepen.io/khalifenizar/pen/qONQZR?editors=1001</text:p>
      <text:p text:style-name="P22"/>
      <text:p text:style-name="P22">Practice these inputs:</text:p>
      <text:p text:style-name="P20">Task:</text:p>
      <text:p text:style-name="P20">You have different types of tags for different things (refer to task individual for day2/w2)</text:p>
      <text:p text:style-name="P20">'label for' tags give names and then 'input type'</text:p>
      <text:p text:style-name="P19">Keep in mind that the <text:span text:style-name="Source_20_Text">for</text:span> attribute of a <text:span text:style-name="Source_20_Text">&lt;label&gt;</text:span> needs to match the <text:span text:style-name="Source_20_Text">id</text:span> attribute of the <text:span text:style-name="Source_20_Text">&lt;input&gt;</text:span></text:p>
      <text:p text:style-name="P21"><text:span text:style-name="Source_20_Text"><text:span text:style-name="T7">e.g. </text:span></text:span><text:span text:style-name="Source_20_Text">This is especially important in smaller inputs like type="checkbox", that are normally much harder to click because of their small size.</text:span></text:p>
      <text:p text:style-name="P21"><text:span text:style-name="Source_20_Text"/></text:p>
      <text:p text:style-name="P21"><text:span text:style-name="Source_20_Text"/></text:p>
      <text:p text:style-name="P23"><text:span text:style-name="Source_20_Text"><text:span text:style-name="T8">All these INPUT are given to sinatra encapsulated as a form. We provide docs – user gives input.</text:span></text:span></text:p>
      <text:p text:style-name="P27"><text:s text:c="8"/><text:span text:style-name="T8">1.</text:span>A <text:span text:style-name="Strong_20_Emphasis">GET</text:span> route to show the user the form HTML with all the inputs. </text:p>
      <text:list xml:id="list4751307927238462820" text:style-name="L1">
        <text:list-item>
          <text:p text:style-name="P26">A <text:span text:style-name="Strong_20_Emphasis">POST</text:span> route that receives and processes the information from the form. </text:p>
        </text:list-item>
      </text:list>
      <text:p text:style-name="P24">Post method needs to be applied to the sinatra application at some point</text:p>
      <text:p text:style-name="P24">IMPORTANT:</text:p>
      <text:p text:style-name="P24">So it's the <text:span text:style-name="Source_20_Text">action</text:span> attribute that determines the <text:span text:style-name="Strong_20_Emphasis">URL we will submit to</text:span>, and it's the <text:span text:style-name="Source_20_Text">method</text:span> attribute that determines the <text:span text:style-name="Strong_20_Emphasis">HTTP verb</text:span> that will be used in the submission. Browsers can only handle <text:span text:style-name="Strong_20_Emphasis">GET and POST</text:span> as methods.</text:p>
      <text:p text:style-name="P19">–----------------Remember to fill in your <text:span text:style-name="Source_20_Text">action</text:span> and <text:span text:style-name="Source_20_Text">method</text:span> on your form!</text:p>
      <text:p text:style-name="P19"/>
      <text:p text:style-name="P19"/>
      <text:p text:style-name="P19">errors:</text:p>
      <text:p text:style-name="P19">Make sure you create a new views folder so that you can see the file</text:p>
      <text:p text:style-name="P25">And you need to put the files erb into that folder.</text:p>
      <text:p text:style-name="P25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Notes for rspec</text:p>
      <text:p text:style-name="P1">Unit testing</text:p>
      <text:p text:style-name="P1">Test small units (class/method) – calls methods and gives an output</text:p>
      <text:p text:style-name="P1">working in groups git hub – calls automatically and notifys team</text:p>
      <text:p text:style-name="P1"/>
      <text:p text:style-name="P2">Rspec – gem – testing <text:s text:c="12"/>name_test.rb</text:p>
      <text:p text:style-name="P2"/>
      <text:p text:style-name="P2">Testing 9 – Skeleton – Yellow for the human, after second do – you put expect then the instantiation and the to eq(0) is what we expect. Then end end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9:10:38.431907171</meta:creation-date>
    <meta:editing-duration>PT7H14M50S</meta:editing-duration>
    <meta:editing-cycles>14</meta:editing-cycles>
    <meta:generator>LibreOffice/5.0.5.2$Linux_X86_64 LibreOffice_project/00m0$Build-2</meta:generator>
    <dc:date>2016-04-05T18:43:48.173683840</dc:date>
    <meta:document-statistic meta:table-count="0" meta:image-count="0" meta:object-count="0" meta:page-count="3" meta:paragraph-count="75" meta:word-count="670" meta:character-count="3956" meta:non-whitespace-character-count="3265"/>
  </office:meta>
</office:document-meta>
</file>